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00b5" officeooo:paragraph-rsid="000c00b5"/>
    </style:style>
    <style:style style:name="P2" style:family="paragraph" style:parent-style-name="Standard">
      <style:text-properties officeooo:rsid="000c0f69" officeooo:paragraph-rsid="000c0f69"/>
    </style:style>
    <style:style style:name="P3" style:family="paragraph" style:parent-style-name="Standard">
      <style:text-properties officeooo:rsid="000c00b5" officeooo:paragraph-rsid="000fe09d"/>
    </style:style>
    <style:style style:name="T1" style:family="text">
      <style:text-properties officeooo:rsid="000c0f69"/>
    </style:style>
    <style:style style:name="T2" style:family="text">
      <style:text-properties officeooo:rsid="000cf98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r: Gustavo V. Diaz</text:p>
      <text:p text:style-name="P1">Fecha inicio: 23/09/2019</text:p>
      <text:p text:style-name="P1">Fecha de última modificación: 23/09/2019</text:p>
      <text:p text:style-name="P1">Título: Capabilitie de sensor de vueltas</text:p>
      <text:p text:style-name="P1"/>
      <text:p text:style-name="P1">Capabilitie</text:p>
      <text:p text:style-name="P1"/>
      <text:p text:style-name="P3">El método de balance de rotores según la bibliografía (Teoría y práctica del balanceo de rotores industriales, Liberto Ércoli et. Alis. Sec. 6.2. Balanceo en dos planos) requiere contar las vueltas del rotor que gira teniendo un punto fijo sobre el cual se mide las vueltas.</text:p>
      <text:p text:style-name="P3">Es decir que luego de haber agregado la masa de contrapeso las vueltas del motor se sigan midiendo respecto del punto de referencia inicial.</text:p>
      <text:p text:style-name="P2">Concluyendo se debe poder detectar un punto fijo en el rotor que sea independiente del desbalance del rotor.</text:p>
      <text:p text:style-name="P1"/>
      <text:p text:style-name="P2">Propuesta 1</text:p>
      <text:p text:style-name="P1"/>
      <text:p text:style-name="P1"><text:span text:style-name="T1">M</text:span>edir las vueltas <text:span text:style-name="T1">del rotor con un sensor </text:span>infrarrojo.</text:p>
      <text:p text:style-name="P1"/>
      <text:p text:style-name="P2">Análisis</text:p>
      <text:p text:style-name="P2"/>
      <text:p text:style-name="P2">Con este método se puede contar las vueltas del rotor, partiendo de la hipótesis que los coeficientes de reflectancia del núcleo y la canaleta del bobinado son muy diferentes, pero no se tiene punto de referencia.</text:p>
      <text:p text:style-name="P2"/>
      <text:p text:style-name="P2">Propuesta 2</text:p>
      <text:p text:style-name="P2"/>
      <text:p text:style-name="P2">Medir vueltas del rotor con sensor infrarrojo y etiqueta negra</text:p>
      <text:p text:style-name="P2"/>
      <text:p text:style-name="P2">Análisis</text:p>
      <text:p text:style-name="P2"/>
      <text:p text:style-name="P2">Este método superador respecto del primero tiene en cuenta el punto fijo sobre el rotor con una etiqueta pegada al rotor la cual marcaría sobre el sensor de velocidad un punto de referencia fijo.</text:p>
      <text:p text:style-name="P2"/>
      <text:p text:style-name="P2">La idea sobre la cual se basa este método es que el sensor infrarrojo detecto un cambio de reflectividad abrupto debido a la etiqueta. Es decir que la reflectividad del núcleo <text:span text:style-name="T2">es muy diferente a la de la etiqueta y por eso se detectará un punto fijo en el rotor con este sensor.</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06:20:26.245449208</meta:creation-date>
    <dc:date>2019-09-24T06:35:45.518948125</dc:date>
    <meta:editing-duration>PT13M10S</meta:editing-duration>
    <meta:editing-cycles>2</meta:editing-cycles>
    <meta:generator>LibreOffice/5.1.6.2$Linux_X86_64 LibreOffice_project/10m0$Build-2</meta:generator>
    <meta:document-statistic meta:table-count="0" meta:image-count="0" meta:object-count="0" meta:page-count="1" meta:paragraph-count="17" meta:word-count="255" meta:character-count="1498" meta:non-whitespace-character-count="1260"/>
  </office:meta>
</office:document-meta>
</file>